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3000001A842F7F008EB043E4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erif" svg:font-family="FreeSerif" style:font-family-generic="roman"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kia Sans" svg:font-family="'Nokia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vertical-align="auto" style:writing-mode="lr-tb"/>
      <style:text-properties style:font-name="Arial" fo:font-size="11pt" fo:language="en" fo:country="US" style:font-size-asian="11pt" style:language-asian="en" style:country-asian="US" style:font-name-complex="Arial1" style:font-size-complex="10pt" style:language-complex="ar" style:country-complex="SA"/>
    </style:style>
    <style:style style:name="P2" style:family="paragraph" style:parent-style-name="Standard">
      <style:paragraph-properties fo:margin-left="0in" fo:margin-right="0in" fo:text-align="end" style:justify-single-word="false" fo:orphans="2" fo:widows="2" fo:text-indent="0in" style:auto-text-indent="false" style:vertical-align="auto" style:writing-mode="lr-tb"/>
    </style:style>
    <style:style style:name="P3" style:family="paragraph" style:parent-style-name="Footer">
      <style:paragraph-properties fo:margin-left="0in" fo:margin-right="0in" fo:text-align="center" style:justify-single-word="false" fo:orphans="2" fo:widows="2" fo:text-indent="0in" style:auto-text-indent="false" style:vertical-align="auto" style:writing-mode="lr-tb"/>
      <style:text-properties fo:color="#ff0000" loext:opacity="100%" style:font-name="Arial"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P4" style:family="paragraph" style:parent-style-name="_31_1_20_BodyText">
      <style:paragraph-properties fo:margin-left="0.9016in" fo:margin-right="0in" fo:text-indent="0in" style:auto-text-indent="false" style:writing-mode="lr-tb"/>
      <style:text-properties fo:color="#ff0000" loext:opacity="100%" style:font-name="FreeSerif"/>
    </style:style>
    <style:style style:name="P5" style:family="paragraph" style:parent-style-name="_30_0_20_BodyText">
      <style:paragraph-properties fo:margin-left="0in" fo:margin-right="0in" fo:margin-top="0in" fo:margin-bottom="0in" style:contextual-spacing="false" fo:text-indent="0in" style:auto-text-indent="false" style:writing-mode="lr-tb"/>
      <style:text-properties style:font-name="Times New Roman" fo:language="en" fo:country="GB"/>
    </style:style>
    <style:style style:name="P6" style:family="paragraph" style:parent-style-name="Standard">
      <style:paragraph-properties fo:margin-left="0in" fo:margin-right="0in" fo:text-align="center" style:justify-single-word="false" fo:text-indent="0in" style:auto-text-indent="false" fo:break-before="page" style:writing-mode="lr-tb"/>
      <style:text-properties style:font-name="Times New Roman" fo:language="en" fo:country="GB" fo:font-weight="bold" style:font-weight-asian="bold" style:font-weight-complex="bold"/>
    </style:style>
    <style:style style:name="P7" style:family="paragraph" style:parent-style-name="Contents_20_1">
      <style:paragraph-properties>
        <style:tab-stops>
          <style:tab-stop style:position="7.1in" style:type="right" style:leader-style="dotted" style:leader-text="."/>
        </style:tab-stops>
      </style:paragraph-properties>
    </style:style>
    <style:style style:name="P8" style:family="paragraph" style:parent-style-name="Contents_20_2">
      <style:paragraph-properties>
        <style:tab-stops>
          <style:tab-stop style:position="7.1in" style:type="right" style:leader-style="dotted" style:leader-text="."/>
        </style:tab-stops>
      </style:paragraph-properties>
    </style:style>
    <style:style style:name="P9" style:family="paragraph" style:parent-style-name="Contents_20_3">
      <style:paragraph-properties>
        <style:tab-stops>
          <style:tab-stop style:position="7.1in" style:type="right" style:leader-style="dotted" style:leader-text="."/>
        </style:tab-stops>
      </style:paragraph-properties>
    </style:style>
    <style:style style:name="P10" style:family="paragraph" style:parent-style-name="Contents_20_4">
      <style:paragraph-properties>
        <style:tab-stops>
          <style:tab-stop style:position="7.1in" style:type="right" style:leader-style="dotted" style:leader-text="."/>
        </style:tab-stops>
      </style:paragraph-properties>
    </style:style>
    <style:style style:name="P11" style:family="paragraph" style:parent-style-name="_31_1_20_BodyText">
      <style:paragraph-properties fo:margin-left="0.9016in" fo:margin-right="0in" fo:text-indent="0in" style:auto-text-indent="false" style:writing-mode="lr-tb"/>
      <style:text-properties style:font-name="FreeSerif"/>
    </style:style>
    <style:style style:name="P12" style:family="paragraph" style:parent-style-name="_31_1_20_BodyText">
      <style:paragraph-properties fo:margin-left="0.9016in" fo:margin-right="0in" fo:margin-top="0in" fo:margin-bottom="0in" style:contextual-spacing="false" fo:text-indent="0in" style:auto-text-indent="false" style:writing-mode="lr-tb"/>
      <style:text-properties style:font-name="FreeSerif"/>
    </style:style>
    <style:style style:name="P13" style:family="paragraph" style:parent-style-name="_31_1_20_BodyText">
      <style:paragraph-properties fo:margin-left="0.9016in" fo:margin-right="0in" fo:text-indent="0in" style:auto-text-indent="false" style:writing-mode="lr-tb"/>
      <style:text-properties style:font-name="FreeSerif" fo:language="en" fo:country="GB"/>
    </style:style>
    <style:style style:name="P14" style:family="paragraph" style:parent-style-name="_30_0_20_BodyText">
      <style:paragraph-properties fo:margin-left="0in" fo:margin-right="0in" fo:margin-top="0in" fo:margin-bottom="0in" style:contextual-spacing="false" fo:text-indent="0in" style:auto-text-indent="false" style:writing-mode="lr-tb"/>
      <style:text-properties style:font-name="FreeSerif" fo:language="en" fo:country="GB"/>
    </style:style>
    <style:style style:name="P15" style:family="paragraph" style:parent-style-name="Standard">
      <style:paragraph-properties fo:margin-left="0in" fo:margin-right="0in" fo:text-indent="0in" style:auto-text-indent="false" style:writing-mode="lr-tb"/>
      <style:text-properties style:font-name="FreeSerif" fo:language="en" fo:country="GB"/>
    </style:style>
    <style:style style:name="P16" style:family="paragraph" style:parent-style-name="Standard">
      <style:paragraph-properties fo:margin-left="0in" fo:margin-right="0in" fo:text-align="center" style:justify-single-word="false" fo:text-indent="0in" style:auto-text-indent="false" style:writing-mode="lr-tb"/>
      <style:text-properties style:font-name="FreeSerif" fo:language="en" fo:country="GB"/>
    </style:style>
    <style:style style:name="P17" style:family="paragraph" style:parent-style-name="Standard">
      <style:paragraph-properties fo:margin-left="0in" fo:margin-right="0in" fo:text-align="center" style:justify-single-word="false" fo:text-indent="0in" style:auto-text-indent="false" style:writing-mode="lr-tb"/>
      <style:text-properties style:font-name="FreeSerif" fo:language="en" fo:country="GB" officeooo:paragraph-rsid="00117834"/>
    </style:style>
    <style:style style:name="P18" style:family="paragraph" style:parent-style-name="_31_1_20_BodyText">
      <style:paragraph-properties fo:margin-left="0.9016in" fo:margin-right="0in" fo:text-indent="0in" style:auto-text-indent="false" style:writing-mode="lr-tb"/>
      <style:text-properties style:font-name="FreeSerif" style:font-size-complex="11pt"/>
    </style:style>
    <style:style style:name="P19" style:family="paragraph" style:parent-style-name="_31_1_20_BodyText">
      <style:paragraph-properties fo:margin-left="0in" fo:margin-right="0in" fo:text-indent="0in" style:auto-text-indent="false" style:writing-mode="lr-tb"/>
      <style:text-properties style:font-name="FreeSerif" style:font-size-complex="11pt"/>
    </style:style>
    <style:style style:name="P20" style:family="paragraph" style:parent-style-name="_31_1_20_BodyText">
      <style:paragraph-properties fo:margin-left="0.9016in" fo:margin-right="0in" fo:text-indent="0in" style:auto-text-indent="false" style:writing-mode="lr-tb"/>
      <style:text-properties style:font-name="FreeSerif" style:font-size-complex="8pt"/>
    </style:style>
    <style:style style:name="P21" style:family="paragraph" style:parent-style-name="_31_1_20_BodyText">
      <style:paragraph-properties fo:margin-left="0.9016in" fo:margin-right="0in" fo:margin-top="0in" fo:margin-bottom="0in" style:contextual-spacing="false" fo:text-indent="0in" style:auto-text-indent="false" style:writing-mode="lr-tb"/>
      <style:text-properties style:font-name="FreeSerif" style:font-weight-complex="bold"/>
    </style:style>
    <style:style style:name="P22" style:family="paragraph" style:parent-style-name="Appendix_20_Title">
      <style:paragraph-properties fo:margin-left="0in" fo:margin-right="0in" fo:text-indent="0in" style:auto-text-indent="false" style:writing-mode="lr-tb"/>
      <style:text-properties style:font-name="FreeSerif" style:font-weight-complex="bold"/>
    </style:style>
    <style:style style:name="P23" style:family="paragraph" style:parent-style-name="_31_1_20_BodyText">
      <style:paragraph-properties fo:margin-left="0.9in" fo:margin-right="0in" fo:margin-top="0in" fo:margin-bottom="0in" style:contextual-spacing="false" fo:text-indent="0in" style:auto-text-indent="false" style:writing-mode="lr-tb"/>
      <style:text-properties style:font-name="FreeSerif"/>
    </style:style>
    <style:style style:name="P24" style:family="paragraph" style:parent-style-name="_31_1_20_BodyText">
      <style:paragraph-properties fo:margin-left="0in" fo:margin-right="0in" fo:text-indent="0in" style:auto-text-indent="false" style:writing-mode="lr-tb"/>
      <style:text-properties style:font-name="FreeSerif"/>
    </style:style>
    <style:style style:name="P25" style:family="paragraph" style:parent-style-name="Appendix_20_Title">
      <style:paragraph-properties fo:margin-left="0in" fo:margin-right="0in" fo:text-indent="0in" style:auto-text-indent="false" style:writing-mode="lr-tb"/>
      <style:text-properties style:font-name="FreeSerif"/>
    </style:style>
    <style:style style:name="P26" style:family="paragraph" style:parent-style-name="Standard">
      <style:paragraph-properties fo:margin-left="0in" fo:margin-right="0in" fo:text-indent="0in" style:auto-text-indent="false" style:writing-mode="lr-tb"/>
      <style:text-properties style:font-name="FreeSerif"/>
    </style:style>
    <style:style style:name="P27" style:family="paragraph" style:parent-style-name="Appendix_20_Title">
      <style:paragraph-properties fo:margin-left="0in" fo:margin-right="0in" fo:text-indent="0in" style:auto-text-indent="false" fo:break-before="page" style:writing-mode="lr-tb"/>
      <style:text-properties style:font-name="FreeSerif"/>
    </style:style>
    <style:style style:name="P28" style:family="paragraph" style:parent-style-name="Standard">
      <style:paragraph-properties fo:text-align="center" style:justify-single-word="false"/>
      <style:text-properties style:font-name="FreeSerif" fo:font-size="16pt" fo:font-weight="bold" officeooo:paragraph-rsid="00117834" style:font-size-asian="16pt" style:font-weight-asian="bold" style:font-size-complex="16pt" style:font-weight-complex="bold"/>
    </style:style>
    <style:style style:name="P29" style:family="paragraph" style:parent-style-name="Standard">
      <style:paragraph-properties fo:margin-left="0in" fo:margin-right="0in" fo:text-align="center" style:justify-single-word="false" fo:text-indent="0in" style:auto-text-indent="false" style:writing-mode="lr-tb"/>
      <style:text-properties style:font-name="FreeSerif" fo:font-size="16pt" fo:language="en" fo:country="GB" style:font-size-asian="16pt"/>
    </style:style>
    <style:style style:name="P30" style:family="paragraph" style:parent-style-name="Standard">
      <style:paragraph-properties fo:text-align="center" style:justify-single-word="false"/>
      <style:text-properties style:font-name="FreeSerif" fo:font-size="14pt" officeooo:paragraph-rsid="00117834" style:font-size-asian="14pt" style:font-size-complex="14pt"/>
    </style:style>
    <style:style style:name="P31" style:family="paragraph" style:parent-style-name="Standard">
      <style:paragraph-properties fo:margin-left="0in" fo:margin-right="0in" fo:text-align="center" style:justify-single-word="false" fo:text-indent="0in" style:auto-text-indent="false" style:writing-mode="lr-tb"/>
      <style:text-properties style:font-name="FreeSerif" fo:font-size="14pt" fo:language="en" fo:country="GB" style:font-size-asian="12.25pt" style:font-size-complex="14pt"/>
    </style:style>
    <style:style style:name="P32"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fo:font-weight="bold" style:font-size-asian="22pt" style:font-weight-asian="bold" style:font-weight-complex="bold"/>
    </style:style>
    <style:style style:name="P33"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fo:font-weight="bold" officeooo:paragraph-rsid="00117834" style:font-size-asian="22pt" style:font-weight-asian="bold" style:font-weight-complex="bold"/>
    </style:style>
    <style:style style:name="P34"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officeooo:paragraph-rsid="00117834" style:font-size-asian="22pt" style:font-size-complex="22pt"/>
    </style:style>
    <style:style style:name="P35"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style:font-size-asian="22pt"/>
    </style:style>
    <style:style style:name="P36" style:family="paragraph" style:parent-style-name="Standard">
      <style:paragraph-properties fo:margin-left="0in" fo:margin-right="0in" fo:text-align="center" style:justify-single-word="false" fo:text-indent="0in" style:auto-text-indent="false" style:writing-mode="lr-tb"/>
      <style:text-properties style:font-name="FreeSerif" fo:font-size="26pt" fo:language="en" fo:country="GB" fo:font-weight="bold" officeooo:paragraph-rsid="00117834" style:font-size-asian="26pt" style:font-weight-asian="bold" style:font-size-complex="26pt" style:font-weight-complex="bold"/>
    </style:style>
    <style:style style:name="P37" style:family="paragraph" style:parent-style-name="Standard">
      <style:paragraph-properties fo:margin-left="0in" fo:margin-right="0in" fo:text-indent="0in" style:auto-text-indent="false" style:writing-mode="lr-tb"/>
      <style:text-properties style:font-name="FreeSerif" fo:language="fi" fo:country="FI"/>
    </style:style>
    <style:style style:name="P38" style:family="paragraph" style:parent-style-name="Standard">
      <style:paragraph-properties fo:margin-left="0in" fo:margin-right="0in" fo:text-indent="0in" style:auto-text-indent="false" fo:break-before="page" style:writing-mode="lr-tb"/>
      <style:text-properties style:font-name="FreeSerif" fo:language="fi" fo:country="FI" fo:font-weight="bold" style:font-weight-asian="bold" style:font-weight-complex="bold"/>
    </style:style>
    <style:style style:name="P39" style:family="paragraph" style:parent-style-name="Standard">
      <style:paragraph-properties fo:margin-left="0in" fo:margin-right="0in" fo:text-indent="0in" style:auto-text-indent="false" style:writing-mode="lr-tb"/>
      <style:text-properties style:font-name="FreeSerif" fo:font-weight="bold" style:font-weight-asian="bold" style:font-weight-complex="bold"/>
    </style:style>
    <style:style style:name="P40" style:family="paragraph" style:parent-style-name="Standard">
      <style:paragraph-properties fo:margin-left="0in" fo:margin-right="0in" fo:text-indent="0in" style:auto-text-indent="false" style:writing-mode="lr-tb">
        <style:tab-stops>
          <style:tab-stop style:position="0.8752in"/>
          <style:tab-stop style:position="2.6252in"/>
        </style:tab-stops>
      </style:paragraph-properties>
      <style:text-properties style:font-name="FreeSerif" fo:font-weight="bold" style:font-weight-asian="bold" style:font-weight-complex="bold"/>
    </style:style>
    <style:style style:name="P41" style:family="paragraph" style:parent-style-name="Standard">
      <style:paragraph-properties fo:margin-left="0.25in" fo:margin-right="0in" fo:text-indent="0in" style:auto-text-indent="false" style:writing-mode="lr-tb"/>
      <style:text-properties style:font-name="FreeSerif"/>
    </style:style>
    <style:style style:name="P42" style:family="paragraph" style:parent-style-name="Standard" style:master-page-name="Standard">
      <style:paragraph-properties fo:margin-left="0in" fo:margin-right="0in" fo:text-indent="0in" style:auto-text-indent="false" style:page-number="auto" style:writing-mode="lr-tb"/>
      <style:text-properties style:font-name="FreeSerif" fo:language="fi" fo:country="FI" officeooo:paragraph-rsid="00117834"/>
    </style:style>
    <style:style style:name="P43" style:family="paragraph" style:parent-style-name="heading_20_1_2c_min1_2c_Section_20_Head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style:font-name="FreeSerif" fo:language="fi" fo:country="FI"/>
    </style:style>
    <style:style style:name="P44" style:family="paragraph" style:parent-style-name="heading_20_1_2c_min1_2c_Section_20_Head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style:font-name="FreeSerif"/>
    </style:style>
    <style:style style:name="P45" style:family="paragraph" style:parent-style-name="heading_20_1_2c_min1_2c_Section_20_Head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fo:font-variant="normal" fo:text-transform="none" style:font-name="FreeSerif"/>
    </style:style>
    <style:style style:name="P46" style:family="paragraph" style:parent-style-name="heading_20_1_2c_min1_2c_Section_20_Heading" style:list-style-name="WWNum1">
      <style:paragraph-properties fo:margin-left="0in" fo:margin-right="0in" fo:margin-top="0in" fo:margin-bottom="0in" style:contextual-spacing="false" fo:text-indent="0in" style:auto-text-indent="false" fo:padding-left="0in" fo:padding-right="0in" fo:padding-top="0in" fo:padding-bottom="0.0138in" fo:border-left="none" fo:border-right="none" fo:border-top="none" fo:border-bottom="0.99pt solid #000000" style:writing-mode="lr-tb"/>
      <style:text-properties fo:font-variant="normal" fo:text-transform="none" style:font-name="FreeSerif"/>
    </style:style>
    <style:style style:name="P47" style:family="paragraph" style:parent-style-name="heading_20_2_2c_Reset_20_numbering" style:list-style-name="WWNum1">
      <style:paragraph-properties fo:margin-left="0in" fo:margin-right="0in" fo:text-indent="0in" style:auto-text-indent="false" style:writing-mode="lr-tb"/>
      <style:text-properties style:font-name="FreeSerif"/>
    </style:style>
    <style:style style:name="P48" style:family="paragraph" style:parent-style-name="heading_20_2_2c_Reset_20_numbering" style:list-style-name="WWNum1">
      <style:paragraph-properties fo:margin-left="0in" fo:margin-right="0in" fo:margin-top="0in" fo:margin-bottom="0in" style:contextual-spacing="false" fo:text-indent="0in" style:auto-text-indent="false" style:writing-mode="lr-tb"/>
      <style:text-properties style:font-name="FreeSerif"/>
    </style:style>
    <style:style style:name="P49" style:family="paragraph" style:parent-style-name="heading_20_2_2c_Reset_20_number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style:font-name="FreeSerif"/>
    </style:style>
    <style:style style:name="P50" style:family="paragraph" style:parent-style-name="heading_20_2_2c_Reset_20_numbering" style:list-style-name="WWNum1">
      <style:paragraph-properties fo:margin-left="0in" fo:margin-right="0in" fo:text-indent="0in" style:auto-text-indent="false" style:writing-mode="lr-tb"/>
      <style:text-properties style:font-name="FreeSerif" fo:language="en" fo:country="GB"/>
    </style:style>
    <style:style style:name="P51" style:family="paragraph" style:parent-style-name="heading_20_3_2c_min3_2c_H3_2c_Level_20_1_20_-_20_1" style:list-style-name="WWNum1">
      <style:paragraph-properties fo:margin-left="0in" fo:margin-right="0in" fo:text-indent="0in" style:auto-text-indent="false" style:writing-mode="lr-tb"/>
      <style:text-properties style:font-name="FreeSerif"/>
    </style:style>
    <style:style style:name="P52" style:family="paragraph" style:parent-style-name="heading_20_3_2c_min3_2c_H3_2c_Level_20_1_20_-_20_1" style:list-style-name="WWNum1">
      <style:paragraph-properties fo:margin-left="0in" fo:margin-right="0in" fo:text-indent="0in" style:auto-text-indent="false" style:writing-mode="lr-tb">
        <style:tab-stops>
          <style:tab-stop style:position="0.8752in"/>
          <style:tab-stop style:position="2.6252in"/>
        </style:tab-stops>
      </style:paragraph-properties>
      <style:text-properties style:font-name="FreeSerif"/>
    </style:style>
    <style:style style:name="P53" style:family="paragraph" style:parent-style-name="heading_20_4_2c_Level_20_2_20_-_20_a_2c_h4" style:list-style-name="WWNum1">
      <style:paragraph-properties fo:margin-left="0in" fo:margin-right="0in" fo:text-indent="0in" style:auto-text-indent="false" style:writing-mode="lr-tb"/>
      <style:text-properties style:font-name="FreeSerif"/>
    </style:style>
    <style:style style:name="T1" style:family="text">
      <style:text-properties style:font-name="Arial" fo:font-size="11pt" fo:language="en" fo:country="US" style:font-size-asian="11pt" style:language-asian="en" style:country-asian="US" style:font-name-complex="Arial1" style:font-size-complex="10pt" style:language-complex="ar" style:country-complex="SA"/>
    </style:style>
    <style:style style:name="T2" style:family="text">
      <style:text-properties style:font-name="Arial" fo:font-size="11pt" fo:language="en" fo:country="US" style:font-size-asian="11pt" style:language-asian="en" style:country-asian="US" style:font-name-complex="Times New Roman1" style:font-size-complex="10pt" style:language-complex="ar" style:country-complex="SA"/>
    </style:style>
    <style:style style:name="T3" style:family="text">
      <style:text-properties fo:font-size="16pt" fo:font-weight="normal" style:font-size-asian="16pt" style:font-weight-asian="normal" style:font-weight-complex="normal"/>
    </style:style>
    <style:style style:name="T4" style:family="text">
      <style:text-properties fo:font-size="16pt" fo:font-weight="normal" officeooo:rsid="00117834" style:font-size-asian="16pt" style:font-weight-asian="normal" style:font-weight-complex="normal"/>
    </style:style>
    <style:style style:name="T5" style:family="text">
      <style:text-properties fo:language="en" fo:country="GB"/>
    </style:style>
    <style:style style:name="T6" style:family="text">
      <style:text-properties fo:font-weight="bold" style:font-weight-asian="bold" style:font-weight-complex="bold"/>
    </style:style>
    <style:style style:name="T7" style:family="text">
      <style:text-properties style:font-size-complex="11pt"/>
    </style:style>
    <style:style style:name="T8" style:family="text">
      <style:text-properties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 text:c="2"/></text:p>
      <text:p text:style-name="P33"/>
      <text:p text:style-name="P33"/>
      <text:p text:style-name="P33"/>
      <text:p text:style-name="P33"/>
      <text:p text:style-name="P33"/>
      <text:p text:style-name="P36">Forensics Investigation Report</text:p>
      <text:p text:style-name="P34">(<text:user-defined style:data-style-name="N0" text:name="Case Type">&lt;Case Type&gt;</text:user-defined>)</text:p>
      <text:p text:style-name="P33"/>
      <text:p text:style-name="P29">Prepared for</text:p>
      <text:p text:style-name="P35"><text:user-defined style:data-style-name="N0" text:name="Client Info">&lt;Client&gt;</text:user-defined></text:p>
      <text:p text:style-name="P31"><text:user-defined style:data-style-name="N0" text:name="Client Address">&lt;Client Address&gt;</text:user-defined></text:p>
      <text:p text:style-name="P31"><text:user-defined style:data-style-name="N0" text:name="Client City">&lt;Client City&gt;</text:user-defined>, <text:user-defined style:data-style-name="N0" text:name="Client State">&lt;Client State&gt;</text:user-defined><text:s/><text:user-defined style:data-style-name="N0" text:name="Client Zip">&lt;Client Zip&gt;</text:user-defined></text:p>
      <text:p text:style-name="P31"><text:user-defined style:data-style-name="N0" text:name="Client Phone">&lt;Client Phone&gt;</text:user-defined></text:p>
      <text:p text:style-name="P35"/>
      <text:p text:style-name="P33"/>
      <text:p text:style-name="P17"><text:span text:style-name="T3">Prepared </text:span><text:span text:style-name="T4">By</text:span></text:p>
      <text:p text:style-name="P28"><text:user-defined style:data-style-name="N0" text:name="Agency Name">&lt;Agency Name&gt;</text:user-defined></text:p>
      <text:p text:style-name="P30"><text:user-defined style:data-style-name="N0" text:name="Company Address ">&lt;Agency Address&gt;</text:user-defined></text:p>
      <text:p text:style-name="P30"><text:user-defined style:data-style-name="N0" text:name="Company City">&lt;Agency City&gt;</text:user-defined>, <text:user-defined style:data-style-name="N0" text:name="Company State">&lt;Agency State&gt;</text:user-defined><text:s/><text:user-defined style:data-style-name="N0" text:name="Company Country">&lt;Agency Country&gt;</text:user-defined><text:s/><text:user-defined style:data-style-name="N0" text:name="Company Zip">&lt;Agency Zip&gt;</text:user-defined></text:p>
      <text:p text:style-name="P30"><text:user-defined style:data-style-name="N0" text:name="Company Phone">&lt;Agency Phone&gt;</text:user-defined></text:p>
      <text:p text:style-name="P30"><text:user-defined style:data-style-name="N0" text:name="Company URL">&lt;Agency Website&gt;</text:user-defined></text:p>
      <text:p text:style-name="P30"/>
      <text:p text:style-name="P30"><text:user-defined style:data-style-name="N0" text:name="Company Tagline">&lt;Agency Tagline&gt;</text:user-defined></text:p>
      <text:p text:style-name="P33"/>
      <text:p text:style-name="P33"/>
      <text:p text:style-name="P33"/>
      <text:p text:style-name="P35"/>
      <text:p text:style-name="P32"/>
      <text:p text:style-name="P16"/>
      <text:p text:style-name="P6">Table of Contents</text:p>
      <text:p text:style-name="P5"/>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Appendix_20_Title"/>
          </text:index-source-styles>
        </text:table-of-content-source>
        <text:index-body>
          <text:p text:style-name="P7"><text:a xlink:type="simple" xlink:href="#__RefHeading___Toc855_215068410" text:style-name="Index_20_Link" text:visited-style-name="Index_20_Link">INTRODUCTION<text:tab/>4</text:a></text:p>
          <text:p text:style-name="P8"><text:a xlink:type="simple" xlink:href="#__RefHeading___Toc857_215068410" text:style-name="Index_20_Link" text:visited-style-name="Index_20_Link">1. Nature of incident<text:tab/>4</text:a></text:p>
          <text:p text:style-name="P9"><text:a xlink:type="simple" xlink:href="#__RefHeading___Toc859_215068410" text:style-name="Index_20_Link" text:visited-style-name="Index_20_Link">1. Location<text:tab/>4</text:a></text:p>
          <text:p text:style-name="P7"><text:a xlink:type="simple" xlink:href="#__RefHeading___Toc861_215068410" text:style-name="Index_20_Link" text:visited-style-name="Index_20_Link">VICTIMS<text:tab/>4</text:a></text:p>
          <text:p text:style-name="P8"><text:a xlink:type="simple" xlink:href="#__RefHeading___Toc863_215068410" text:style-name="Index_20_Link" text:visited-style-name="Index_20_Link">1. Victim details<text:tab/>4</text:a></text:p>
          <text:p text:style-name="P8"><text:a xlink:type="simple" xlink:href="#__RefHeading___Toc865_215068410" text:style-name="Index_20_Link" text:visited-style-name="Index_20_Link">2. Victim Testimony<text:tab/>4</text:a></text:p>
          <text:p text:style-name="P7"><text:a xlink:type="simple" xlink:href="#__RefHeading___Toc867_215068410" text:style-name="Index_20_Link" text:visited-style-name="Index_20_Link">LOCATION OF EVIDENCE<text:tab/>4</text:a></text:p>
          <text:p text:style-name="P8"><text:a xlink:type="simple" xlink:href="#__RefHeading___Toc869_215068410" text:style-name="Index_20_Link" text:visited-style-name="Index_20_Link">1. Evidence description<text:tab/>4</text:a></text:p>
          <text:p text:style-name="P9"><text:a xlink:type="simple" xlink:href="#__RefHeading___Toc871_215068410" text:style-name="Index_20_Link" text:visited-style-name="Index_20_Link">1. System, Network, Server Descriptions<text:tab/>4</text:a></text:p>
          <text:p text:style-name="P8"><text:a xlink:type="simple" xlink:href="#__RefHeading___Toc873_215068410" text:style-name="Index_20_Link" text:visited-style-name="Index_20_Link">2. Seizure details<text:tab/>4</text:a></text:p>
          <text:p text:style-name="P8"><text:a xlink:type="simple" xlink:href="#__RefHeading___Toc875_215068410" text:style-name="Index_20_Link" text:visited-style-name="Index_20_Link">3. Handling Details (Chain of Custody)<text:tab/>4</text:a></text:p>
          <text:p text:style-name="P8"><text:a xlink:type="simple" xlink:href="#__RefHeading___Toc877_215068410" text:style-name="Index_20_Link" text:visited-style-name="Index_20_Link">5. Location of Evidence<text:tab/>5</text:a></text:p>
          <text:p text:style-name="P7"><text:a xlink:type="simple" xlink:href="#__RefHeading___Toc879_215068410" text:style-name="Index_20_Link" text:visited-style-name="Index_20_Link">DEFINITIONS<text:tab/>5</text:a></text:p>
          <text:p text:style-name="P8"><text:a xlink:type="simple" xlink:href="#__RefHeading___Toc881_215068410" text:style-name="Index_20_Link" text:visited-style-name="Index_20_Link">1. Definitions<text:tab/>5</text:a></text:p>
          <text:p text:style-name="P8"><text:a xlink:type="simple" xlink:href="#__RefHeading___Toc883_215068410" text:style-name="Index_20_Link" text:visited-style-name="Index_20_Link">2. Tools<text:tab/>5</text:a></text:p>
          <text:p text:style-name="P9"><text:a xlink:type="simple" xlink:href="#__RefHeading___Toc885_215068410" text:style-name="Index_20_Link" text:visited-style-name="Index_20_Link">1. License Information<text:tab/>5</text:a></text:p>
          <text:p text:style-name="P7"><text:a xlink:type="simple" xlink:href="#__RefHeading___Toc887_215068410" text:style-name="Index_20_Link" text:visited-style-name="Index_20_Link">PRESERVATION OF EVIDENCE<text:tab/>5</text:a></text:p>
          <text:p text:style-name="P8"><text:a xlink:type="simple" xlink:href="#__RefHeading___Toc889_215068410" text:style-name="Index_20_Link" text:visited-style-name="Index_20_Link">1. Validation of Original Evidence<text:tab/>5</text:a></text:p>
          <text:p text:style-name="P9"><text:a xlink:type="simple" xlink:href="#__RefHeading___Toc891_215068410" text:style-name="Index_20_Link" text:visited-style-name="Index_20_Link">1. Procedures<text:tab/>5</text:a></text:p>
          <text:p text:style-name="P9"><text:a xlink:type="simple" xlink:href="#__RefHeading___Toc893_215068410" text:style-name="Index_20_Link" text:visited-style-name="Index_20_Link">2. Result<text:tab/>6</text:a></text:p>
          <text:p text:style-name="P9"><text:a xlink:type="simple" xlink:href="#__RefHeading___Toc895_215068410" text:style-name="Index_20_Link" text:visited-style-name="Index_20_Link">3. Validation<text:tab/>6</text:a></text:p>
          <text:p text:style-name="P8"><text:a xlink:type="simple" xlink:href="#__RefHeading___Toc897_215068410" text:style-name="Index_20_Link" text:visited-style-name="Index_20_Link">2. Imaging<text:tab/>6</text:a></text:p>
          <text:p text:style-name="P9"><text:a xlink:type="simple" xlink:href="#__RefHeading___Toc899_215068410" text:style-name="Index_20_Link" text:visited-style-name="Index_20_Link">1. Procedures<text:tab/>6</text:a></text:p>
          <text:p text:style-name="P9"><text:a xlink:type="simple" xlink:href="#__RefHeading___Toc901_215068410" text:style-name="Index_20_Link" text:visited-style-name="Index_20_Link">2. Result<text:tab/>6</text:a></text:p>
          <text:p text:style-name="P9"><text:a xlink:type="simple" xlink:href="#__RefHeading___Toc903_215068410" text:style-name="Index_20_Link" text:visited-style-name="Index_20_Link">3. Validation<text:tab/>6</text:a></text:p>
          <text:p text:style-name="P7"><text:a xlink:type="simple" xlink:href="#__RefHeading___Toc905_215068410" text:style-name="Index_20_Link" text:visited-style-name="Index_20_Link">INITIAL EVALUATION OF THE EVIDENCE<text:tab/>6</text:a></text:p>
          <text:p text:style-name="P8"><text:a xlink:type="simple" xlink:href="#__RefHeading___Toc907_215068410" text:style-name="Index_20_Link" text:visited-style-name="Index_20_Link">1. Existing Data Details<text:tab/>6</text:a></text:p>
          <text:p text:style-name="P9"><text:a xlink:type="simple" xlink:href="#__RefHeading___Toc909_215068410" text:style-name="Index_20_Link" text:visited-style-name="Index_20_Link">1. &lt;First data detail&gt;.<text:tab/>6</text:a></text:p>
          <text:p text:style-name="P9"><text:a xlink:type="simple" xlink:href="#__RefHeading___Toc911_215068410" text:style-name="Index_20_Link" text:visited-style-name="Index_20_Link">2. &lt;Second data detail&gt;<text:tab/>6</text:a></text:p>
          <text:p text:style-name="P7"><text:a xlink:type="simple" xlink:href="#__RefHeading___Toc913_215068410" text:style-name="Index_20_Link" text:visited-style-name="Index_20_Link">ANALYSIS STEPS<text:tab/>6</text:a></text:p>
          <text:p text:style-name="P8"><text:a xlink:type="simple" xlink:href="#__RefHeading___Toc915_215068410" text:style-name="Index_20_Link" text:visited-style-name="Index_20_Link">1. Procedures<text:tab/>6</text:a></text:p>
          <text:p text:style-name="P9"><text:a xlink:type="simple" xlink:href="#__RefHeading___Toc917_215068410" text:style-name="Index_20_Link" text:visited-style-name="Index_20_Link">1. &lt;First procedure followed&gt;<text:tab/>6</text:a></text:p>
          <text:p text:style-name="P9"><text:a xlink:type="simple" xlink:href="#__RefHeading___Toc919_215068410" text:style-name="Index_20_Link" text:visited-style-name="Index_20_Link">2. &lt;Second procedure followed&gt;<text:tab/>6</text:a></text:p>
          <text:p text:style-name="P7"><text:a xlink:type="simple" xlink:href="#__RefHeading___Toc921_215068410" text:style-name="Index_20_Link" text:visited-style-name="Index_20_Link">RESULTS<text:tab/>7</text:a></text:p>
          <text:p text:style-name="P8"><text:a xlink:type="simple" xlink:href="#__RefHeading___Toc923_215068410" text:style-name="Index_20_Link" text:visited-style-name="Index_20_Link">1. Pertinent Document Summaries<text:tab/>7</text:a></text:p>
          <text:p text:style-name="P9"><text:a xlink:type="simple" xlink:href="#__RefHeading___Toc925_215068410" text:style-name="Index_20_Link" text:visited-style-name="Index_20_Link">1. Document 1 Summary – &lt;document name&gt;<text:tab/>7</text:a></text:p>
          <text:p text:style-name="P9"><text:a xlink:type="simple" xlink:href="#__RefHeading___Toc927_215068410" text:style-name="Index_20_Link" text:visited-style-name="Index_20_Link">2. Document 2 Summary -&lt;document name&gt;<text:tab/>7</text:a></text:p>
          <text:p text:style-name="P8"><text:a xlink:type="simple" xlink:href="#__RefHeading___Toc929_215068410" text:style-name="Index_20_Link" text:visited-style-name="Index_20_Link">2. Pertinent Images Summary<text:tab/>7</text:a></text:p>
          <text:p text:style-name="P9"><text:a xlink:type="simple" xlink:href="#__RefHeading___Toc931_215068410" text:style-name="Index_20_Link" text:visited-style-name="Index_20_Link">1. Image 1 Summary – &lt;name or category of images&gt;<text:tab/>7</text:a></text:p>
          <text:p text:style-name="P9"><text:a xlink:type="simple" xlink:href="#__RefHeading___Toc933_215068410" text:style-name="Index_20_Link" text:visited-style-name="Index_20_Link">2. Image 2 Summary – &lt;name or category of images&gt;<text:tab/>7</text:a></text:p>
          <text:p text:style-name="P7"><text:a xlink:type="simple" xlink:href="#__RefHeading___Toc935_215068410" text:style-name="Index_20_Link" text:visited-style-name="Index_20_Link">CONCLUSIONS<text:tab/>7</text:a></text:p>
          <text:p text:style-name="P8"><text:a xlink:type="simple" xlink:href="#__RefHeading___Toc937_215068410" text:style-name="Index_20_Link" text:visited-style-name="Index_20_Link">1. Summary<text:tab/>7</text:a></text:p>
          <text:p text:style-name="P8"><text:a xlink:type="simple" xlink:href="#__RefHeading___Toc939_215068410" text:style-name="Index_20_Link" text:visited-style-name="Index_20_Link">2. Activity Summary and Timeline<text:tab/>7</text:a></text:p>
          <text:p text:style-name="P10"><text:a xlink:type="simple" xlink:href="#__RefHeading___Toc961_215068410" text:style-name="Index_20_Link" text:visited-style-name="Index_20_Link">Appendix A – Software Licenses<text:tab/>8</text:a></text:p>
          <text:p text:style-name="P10"><text:a xlink:type="simple" xlink:href="#__RefHeading___Toc959_215068410" text:style-name="Index_20_Link" text:visited-style-name="Index_20_Link">Appendix B – Seizure Details<text:tab/>8</text:a></text:p>
          <text:p text:style-name="P10"><text:a xlink:type="simple" xlink:href="#__RefHeading___Toc957_215068410" text:style-name="Index_20_Link" text:visited-style-name="Index_20_Link">Appendix C – Chain of Custody Forms<text:tab/>8</text:a></text:p>
          <text:p text:style-name="P10"><text:a xlink:type="simple" xlink:href="#__RefHeading___Toc955_215068410" text:style-name="Index_20_Link" text:visited-style-name="Index_20_Link">Appendix D – System Details<text:tab/>8</text:a></text:p>
          <text:p text:style-name="P10"><text:a xlink:type="simple" xlink:href="#__RefHeading___Toc953_215068410" text:style-name="Index_20_Link" text:visited-style-name="Index_20_Link">Appendix E – Initial Data Details<text:tab/>8</text:a></text:p>
          <text:p text:style-name="P10"><text:a xlink:type="simple" xlink:href="#__RefHeading___Toc951_215068410" text:style-name="Index_20_Link" text:visited-style-name="Index_20_Link">Appendix F – Analysis Logs<text:tab/>8</text:a></text:p>
          <text:p text:style-name="P10"><text:a xlink:type="simple" xlink:href="#__RefHeading___Toc949_215068410" text:style-name="Index_20_Link" text:visited-style-name="Index_20_Link">Appendix G – Supporting Evidence Index<text:tab/>8</text:a></text:p>
          <text:p text:style-name="P10"><text:soft-page-break/><text:a xlink:type="simple" xlink:href="#__RefHeading___Toc947_215068410" text:style-name="Index_20_Link" text:visited-style-name="Index_20_Link">Appendix H – Supporting Evidence Descriptions<text:tab/>8</text:a></text:p>
          <text:p text:style-name="P10"><text:a xlink:type="simple" xlink:href="#__RefHeading___Toc945_215068410" text:style-name="Index_20_Link" text:visited-style-name="Index_20_Link">Appendix I – Investigator Back Ground (CV)<text:tab/>8</text:a></text:p>
          <text:p text:style-name="P10"><text:a xlink:type="simple" xlink:href="#__RefHeading___Toc943_215068410" text:style-name="Index_20_Link" text:visited-style-name="Index_20_Link">Appendix J – Citations<text:tab/>8</text:a></text:p>
          <text:p text:style-name="P10"><text:a xlink:type="simple" xlink:href="#__RefHeading___Toc941_215068410" text:style-name="Index_20_Link" text:visited-style-name="Index_20_Link">Appendix K – Detailed Definitions<text:tab/>8</text:a></text:p>
        </text:index-body>
      </text:table-of-content>
      <text:p text:style-name="P37"/>
      <text:p text:style-name="P38"/>
      <text:list xml:id="list2517934159" text:style-name="WWNum1">
        <text:list-item>
          <text:h text:style-name="P43" text:outline-level="1"><text:bookmark-start text:name="__RefHeading___Toc855_215068410"/><text:bookmark-start text:name="_Toc183936102"/>INTRODUCTION<text:bookmark-end text:name="__RefHeading___Toc855_215068410"/><text:bookmark-end text:name="_Toc183936102"/></text:h>
        </text:list-item>
      </text:list>
      <text:p text:style-name="P39"/>
      <text:list xml:id="list171839448005349" text:continue-numbering="true" text:style-name="WWNum1">
        <text:list-item>
          <text:list>
            <text:list-item>
              <text:h text:style-name="P47" text:outline-level="2"><text:bookmark-start text:name="__RefHeading___Toc857_215068410"/><text:bookmark-start text:name="_Toc183936103"/>Nature of incident<text:bookmark-end text:name="_Toc183936103"/> <text:bookmark-end text:name="__RefHeading___Toc857_215068410"/></text:h>
            </text:list-item>
          </text:list>
        </text:list-item>
      </text:list>
      <text:p text:style-name="P11">&lt;General description of incident&gt;</text:p>
      <text:p text:style-name="P15"/>
      <text:list xml:id="list171837779316472" text:continue-numbering="true" text:style-name="WWNum1">
        <text:list-item>
          <text:list>
            <text:list-item>
              <text:list>
                <text:list-item>
                  <text:h text:style-name="P51" text:outline-level="3"><text:bookmark-start text:name="__RefHeading___Toc859_215068410"/><text:bookmark-start text:name="_Toc183936104"/>Location<text:bookmark-end text:name="__RefHeading___Toc859_215068410"/><text:bookmark-end text:name="_Toc183936104"/></text:h>
                </text:list-item>
              </text:list>
            </text:list-item>
          </text:list>
        </text:list-item>
      </text:list>
      <text:p text:style-name="P11">&lt;Location where incident occurred)</text:p>
      <text:p text:style-name="P15"/>
      <text:p text:style-name="P15"/>
      <text:list xml:id="list171839620985536" text:continue-numbering="true" text:style-name="WWNum1">
        <text:list-item>
          <text:h text:style-name="P45" text:outline-level="1"><text:bookmark-start text:name="__RefHeading___Toc861_215068410"/><text:bookmark-start text:name="_Toc183936105"/>VICTIMS<text:bookmark-end text:name="__RefHeading___Toc861_215068410"/><text:bookmark-end text:name="_Toc183936105"/></text:h>
        </text:list-item>
      </text:list>
      <text:p text:style-name="P26"/>
      <text:list xml:id="list171837851438637" text:continue-numbering="true" text:style-name="WWNum1">
        <text:list-item>
          <text:list>
            <text:list-item>
              <text:h text:style-name="P47" text:outline-level="2"><text:bookmark-start text:name="__RefHeading___Toc863_215068410"/><text:bookmark-start text:name="_Toc183936106"/>Victim details<text:bookmark-end text:name="__RefHeading___Toc863_215068410"/><text:bookmark-end text:name="_Toc183936106"/></text:h>
            </text:list-item>
          </text:list>
        </text:list-item>
      </text:list>
      <text:p text:style-name="P11">&lt;Describe victim details here&gt;</text:p>
      <text:p text:style-name="P15"/>
      <text:list xml:id="list171837905589975" text:continue-numbering="true" text:style-name="WWNum1">
        <text:list-item>
          <text:list>
            <text:list-item>
              <text:h text:style-name="P50" text:outline-level="2"><text:bookmark-start text:name="__RefHeading___Toc865_215068410"/><text:bookmark-start text:name="_Toc183936107"/>Victim Testimony<text:bookmark-end text:name="__RefHeading___Toc865_215068410"/><text:bookmark-end text:name="_Toc183936107"/></text:h>
            </text:list-item>
          </text:list>
        </text:list-item>
      </text:list>
      <text:p text:style-name="P13">&lt;Evidence testimony here&gt;</text:p>
      <text:p text:style-name="P15"/>
      <text:p text:style-name="P15"/>
      <text:list xml:id="list171839353134686" text:continue-numbering="true" text:style-name="WWNum1">
        <text:list-item>
          <text:h text:style-name="P45" text:outline-level="1"><text:bookmark-start text:name="__RefHeading___Toc867_215068410"/><text:bookmark-start text:name="_Toc183936108"/>LOCATION OF EVIDENCE<text:bookmark-end text:name="__RefHeading___Toc867_215068410"/><text:bookmark-end text:name="_Toc183936108"/></text:h>
        </text:list-item>
      </text:list>
      <text:p text:style-name="P26"/>
      <text:list xml:id="list171839520175197" text:continue-numbering="true" text:style-name="WWNum1">
        <text:list-item>
          <text:list>
            <text:list-item>
              <text:h text:style-name="P47" text:outline-level="2"><text:bookmark-start text:name="__RefHeading___Toc869_215068410"/><text:bookmark-start text:name="_Toc183936109"/>Evidence description<text:bookmark-end text:name="__RefHeading___Toc869_215068410"/><text:bookmark-end text:name="_Toc183936109"/></text:h>
              <text:list>
                <text:list-item>
                  <text:h text:style-name="P51" text:outline-level="3"><text:bookmark-start text:name="__RefHeading___Toc871_215068410"/><text:bookmark-start text:name="_Toc183936110"/>System, Network, Server Descriptions<text:bookmark-end text:name="_Toc183936110"/><text:span text:style-name="T5"> </text:span><text:bookmark-end text:name="__RefHeading___Toc871_215068410"/></text:h>
                </text:list-item>
              </text:list>
            </text:list-item>
          </text:list>
        </text:list-item>
      </text:list>
      <text:p text:style-name="P13"/>
      <text:list xml:id="list171839464373385" text:continue-numbering="true" text:style-name="WWNum1">
        <text:list-item>
          <text:list>
            <text:list-item>
              <text:list>
                <text:list-item>
                  <text:list>
                    <text:list-item>
                      <text:h text:style-name="P53" text:outline-level="4">System 1 </text:h>
                    </text:list-item>
                  </text:list>
                </text:list-item>
              </text:list>
            </text:list-item>
          </text:list>
        </text:list-item>
      </text:list>
      <text:p text:style-name="P23">&lt;Server type, etc.&gt;</text:p>
      <text:p text:style-name="P23"/>
      <text:p text:style-name="P23"/>
      <text:list xml:id="list171838504894699" text:continue-numbering="true" text:style-name="WWNum1">
        <text:list-item>
          <text:list>
            <text:list-item>
              <text:h text:style-name="P48" text:outline-level="2"><text:bookmark-start text:name="__RefHeading___Toc873_215068410"/><text:bookmark-start text:name="_Toc183936111"/>Seizure details<text:bookmark-end text:name="__RefHeading___Toc873_215068410"/><text:bookmark-end text:name="_Toc183936111"/></text:h>
            </text:list-item>
          </text:list>
        </text:list-item>
      </text:list>
      <text:p text:style-name="P11"><text:span text:style-name="T5">&lt;</text:span> Seizure<text:span text:style-name="T5"> details here&gt;</text:span>.</text:p>
      <text:p text:style-name="P15"/>
      <text:list xml:id="list171839132846405" text:continue-numbering="true" text:style-name="WWNum1">
        <text:list-item>
          <text:list>
            <text:list-item>
              <text:list>
                <text:list-item>
                  <text:h text:style-name="P51" text:outline-level="3"/>
                </text:list-item>
              </text:list>
            </text:list-item>
            <text:list-item>
              <text:h text:style-name="P47" text:outline-level="2"><text:bookmark-start text:name="__RefHeading___Toc875_215068410"/><text:bookmark-start text:name="_Toc183936112"/>Handling Details (Chain of Custody)<text:bookmark-end text:name="__RefHeading___Toc875_215068410"/><text:bookmark-end text:name="_Toc183936112"/></text:h>
            </text:list-item>
          </text:list>
        </text:list-item>
      </text:list>
      <text:p text:style-name="P13">&lt;Details here&gt;</text:p>
      <text:list xml:id="list171838740934510" text:continue-numbering="true" text:style-name="WWNum1">
        <text:list-item>
          <text:list>
            <text:list-item>
              <text:h text:style-name="P50" text:outline-level="2"><text:soft-page-break/></text:h>
            </text:list-item>
            <text:list-item>
              <text:h text:style-name="P47" text:outline-level="2"><text:bookmark-start text:name="__RefHeading___Toc877_215068410"/><text:bookmark-start text:name="_Toc183936113"/>Location of Evidence<text:bookmark-end text:name="__RefHeading___Toc877_215068410"/><text:bookmark-end text:name="_Toc183936113"/></text:h>
            </text:list-item>
          </text:list>
        </text:list-item>
      </text:list>
      <text:p text:style-name="P13">&lt;Location details here&gt;</text:p>
      <text:p text:style-name="P14"/>
      <text:p text:style-name="P14"/>
      <text:list xml:id="list171838967350750" text:continue-numbering="true" text:style-name="WWNum1">
        <text:list-item>
          <text:h text:style-name="P46" text:outline-level="1"><text:bookmark-start text:name="__RefHeading___Toc879_215068410"/><text:bookmark-start text:name="_Toc183936114"/>DEFINITIONS<text:bookmark-end text:name="__RefHeading___Toc879_215068410"/><text:bookmark-end text:name="_Toc183936114"/></text:h>
          <text:list>
            <text:list-item>
              <text:h text:style-name="P49" text:outline-level="2"><text:bookmark-start text:name="__RefHeading___Toc881_215068410"/><text:bookmark-start text:name="_Toc183936115"/>Definitions<text:bookmark-end text:name="__RefHeading___Toc881_215068410"/><text:bookmark-end text:name="_Toc183936115"/></text:h>
            </text:list-item>
          </text:list>
        </text:list-item>
      </text:list>
      <text:p text:style-name="P11"><text:span text:style-name="T6">Acquisition of Digital Evidence:</text:span> Begins when information and/or physical items are collected or stored for examination purposes. The term "evidence" implies that the collection of evidence is recognized by the courts. The process of collecting is also assumed to be a legal process and appropriate for rules of evidence in that locality. A data object or physical item only becomes evidence when so deemed by a law enforcement official or designee.</text:p>
      <text:p text:style-name="P11"><text:span text:style-name="T6">Data Objects:</text:span> Objects or information of potential probative value that are associated with physical items. Data objects may occur in different formats without altering the original information.</text:p>
      <text:p text:style-name="P11"><text:span text:style-name="T6">Digital Evidence:</text:span> Information of probative value stored or transmitted in digital form. Physical Items: Items on which data objects or information may be stored and/or through which data objects are transferred.</text:p>
      <text:p text:style-name="P11"><text:span text:style-name="T6">Original Digital Evidence</text:span>: Physical items and the data objects associated with such items at the time of acquisition or seizure.</text:p>
      <text:p text:style-name="P11"><text:span text:style-name="T6">Duplicate Digital Evidence:</text:span> An accurate digital reproduction of all data objects contained on an original physical item.</text:p>
      <text:p text:style-name="P11"><text:span text:style-name="T6">Copy:</text:span> An accurate reproduction of information contained on an original physical item, independent of the original physical item.</text:p>
      <text:p text:style-name="P11"/>
      <text:list xml:id="list171838312615653" text:continue-numbering="true" text:style-name="WWNum1">
        <text:list-item>
          <text:list>
            <text:list-item>
              <text:h text:style-name="P47" text:outline-level="2"><text:bookmark-start text:name="__RefHeading___Toc883_215068410"/><text:bookmark-start text:name="_Toc183936116"/>Tools<text:bookmark-end text:name="__RefHeading___Toc883_215068410"/><text:bookmark-end text:name="_Toc183936116"/></text:h>
            </text:list-item>
          </text:list>
        </text:list-item>
      </text:list>
      <text:p text:style-name="P11">&lt;Tool list here&gt;</text:p>
      <text:list xml:id="list171837825178318" text:continue-numbering="true" text:style-name="WWNum1">
        <text:list-item>
          <text:list>
            <text:list-item>
              <text:list>
                <text:list-item>
                  <text:h text:style-name="P51" text:outline-level="3"><text:bookmark-start text:name="__RefHeading___Toc885_215068410"/><text:bookmark-start text:name="_Toc183936117"/>License Information<text:bookmark-end text:name="__RefHeading___Toc885_215068410"/><text:bookmark-end text:name="_Toc183936117"/></text:h>
                </text:list-item>
              </text:list>
            </text:list-item>
          </text:list>
        </text:list-item>
      </text:list>
      <text:p text:style-name="P11">&lt;Software license information here&gt;</text:p>
      <text:p text:style-name="P11"/>
      <text:list xml:id="list171839418445038" text:continue-numbering="true" text:style-name="WWNum1">
        <text:list-item>
          <text:h text:style-name="P45" text:outline-level="1"><text:bookmark-start text:name="__RefHeading___Toc887_215068410"/><text:bookmark-start text:name="_Toc183936118"/>PRESERVATION OF EVIDENCE<text:bookmark-end text:name="__RefHeading___Toc887_215068410"/><text:bookmark-end text:name="_Toc183936118"/></text:h>
          <text:list>
            <text:list-item>
              <text:h text:style-name="P49" text:outline-level="2"><text:bookmark-start text:name="__RefHeading___Toc889_215068410"/><text:bookmark-start text:name="_Toc183936119"/>Validation of Original Evidence<text:bookmark-end text:name="__RefHeading___Toc889_215068410"/><text:bookmark-end text:name="_Toc183936119"/></text:h>
              <text:list>
                <text:list-item>
                  <text:h text:style-name="P51" text:outline-level="3"><text:bookmark-start text:name="__RefHeading___Toc891_215068410"/><text:bookmark-start text:name="_Toc183936120"/>Procedures<text:bookmark-end text:name="__RefHeading___Toc891_215068410"/><text:bookmark-end text:name="_Toc183936120"/></text:h>
                </text:list-item>
              </text:list>
            </text:list-item>
          </text:list>
        </text:list-item>
      </text:list>
      <text:p text:style-name="P13">&lt;Procedure list here such as hashing of hard drive&gt;</text:p>
      <text:list xml:id="list171837661902814" text:continue-numbering="true" text:style-name="WWNum1">
        <text:list-item>
          <text:list>
            <text:list-item>
              <text:list>
                <text:list-item>
                  <text:h text:style-name="P51" text:outline-level="3"><text:bookmark-start text:name="__RefHeading___Toc893_215068410"/><text:bookmark-start text:name="_Toc183936121"/>Result<text:bookmark-end text:name="__RefHeading___Toc893_215068410"/><text:bookmark-end text:name="_Toc183936121"/></text:h>
                </text:list-item>
              </text:list>
            </text:list-item>
          </text:list>
        </text:list-item>
      </text:list>
      <text:p text:style-name="P13">&lt;Results here&gt;</text:p>
      <text:list xml:id="list171838565253848" text:continue-numbering="true" text:style-name="WWNum1">
        <text:list-item>
          <text:list>
            <text:list-item>
              <text:list>
                <text:list-item>
                  <text:h text:style-name="P51" text:outline-level="3"><text:bookmark-start text:name="__RefHeading___Toc895_215068410"/><text:bookmark-start text:name="_Toc183936122"/><text:soft-page-break/>Validation<text:bookmark-end text:name="__RefHeading___Toc895_215068410"/><text:bookmark-end text:name="_Toc183936122"/></text:h>
                </text:list-item>
              </text:list>
            </text:list-item>
          </text:list>
        </text:list-item>
      </text:list>
      <text:p text:style-name="P13">&lt;Validation - Acquisition Hash&gt;</text:p>
      <text:p text:style-name="P4"/>
      <text:list xml:id="list171838513934759" text:continue-numbering="true" text:style-name="WWNum1">
        <text:list-item>
          <text:list>
            <text:list-item>
              <text:h text:style-name="P47" text:outline-level="2"><text:bookmark-start text:name="__RefHeading___Toc897_215068410"/><text:bookmark-start text:name="_Toc183936123"/>Imaging<text:bookmark-end text:name="_Toc183936123"/><text:tab/><text:bookmark-end text:name="__RefHeading___Toc897_215068410"/></text:h>
              <text:list>
                <text:list-item>
                  <text:h text:style-name="P51" text:outline-level="3"><text:bookmark-start text:name="__RefHeading___Toc899_215068410"/><text:bookmark-start text:name="_Toc183936124"/>Procedures<text:bookmark-end text:name="__RefHeading___Toc899_215068410"/><text:bookmark-end text:name="_Toc183936124"/></text:h>
                </text:list-item>
              </text:list>
            </text:list-item>
          </text:list>
        </text:list-item>
      </text:list>
      <text:p text:style-name="P11">&lt;Procedure description&gt;</text:p>
      <text:list xml:id="list171838213772250" text:continue-numbering="true" text:style-name="WWNum1">
        <text:list-item>
          <text:list>
            <text:list-item>
              <text:list>
                <text:list-item>
                  <text:h text:style-name="P51" text:outline-level="3"><text:bookmark-start text:name="__RefHeading___Toc901_215068410"/><text:bookmark-start text:name="_Toc183936125"/>Result<text:bookmark-end text:name="__RefHeading___Toc901_215068410"/><text:bookmark-end text:name="_Toc183936125"/></text:h>
                </text:list-item>
              </text:list>
            </text:list-item>
          </text:list>
        </text:list-item>
      </text:list>
      <text:p text:style-name="P13">&lt;Results here&gt;</text:p>
      <text:list xml:id="list171839409798140" text:continue-numbering="true" text:style-name="WWNum1">
        <text:list-item>
          <text:list>
            <text:list-item>
              <text:list>
                <text:list-item>
                  <text:h text:style-name="P51" text:outline-level="3"><text:bookmark-start text:name="__RefHeading___Toc903_215068410"/><text:bookmark-start text:name="_Toc183936126"/>Validation<text:bookmark-end text:name="__RefHeading___Toc903_215068410"/><text:bookmark-end text:name="_Toc183936126"/></text:h>
                </text:list-item>
              </text:list>
            </text:list-item>
          </text:list>
        </text:list-item>
      </text:list>
      <text:p text:style-name="P13">&lt;Validation - Acquisition Hash &amp; file integrity&gt;</text:p>
      <text:p text:style-name="P11"/>
      <text:list xml:id="list171837817905765" text:continue-numbering="true" text:style-name="WWNum1">
        <text:list-item>
          <text:h text:style-name="P45" text:outline-level="1"><text:bookmark-start text:name="__RefHeading___Toc905_215068410"/><text:bookmark-start text:name="_Toc183936127"/>INITIAL EVALUATION OF THE EVIDENCE<text:bookmark-end text:name="__RefHeading___Toc905_215068410"/><text:bookmark-end text:name="_Toc183936127"/></text:h>
          <text:list>
            <text:list-item>
              <text:h text:style-name="P49" text:outline-level="2"><text:bookmark-start text:name="__RefHeading___Toc907_215068410"/><text:bookmark-start text:name="_Toc183936128"/>Existing Data Details<text:bookmark-end text:name="__RefHeading___Toc907_215068410"/><text:bookmark-end text:name="_Toc183936128"/></text:h>
              <text:list>
                <text:list-item>
                  <text:h text:style-name="P51" text:outline-level="3"><text:bookmark-start text:name="__RefHeading___Toc909_215068410"/><text:bookmark-start text:name="_Toc183936129"/>&lt;First data detail&gt;.<text:bookmark-end text:name="__RefHeading___Toc909_215068410"/><text:bookmark-end text:name="_Toc183936129"/></text:h>
                </text:list-item>
              </text:list>
            </text:list-item>
          </text:list>
        </text:list-item>
      </text:list>
      <text:p text:style-name="P11">&lt;Description of first data detail&gt;</text:p>
      <text:p text:style-name="P4"/>
      <text:list xml:id="list171837714528608" text:continue-numbering="true" text:style-name="WWNum1">
        <text:list-item>
          <text:list>
            <text:list-item>
              <text:list>
                <text:list-item>
                  <text:h text:style-name="P51" text:outline-level="3"><text:bookmark-start text:name="__RefHeading___Toc911_215068410"/><text:bookmark-start text:name="_Toc183936130"/>&lt;Second data detail&gt;<text:bookmark-end text:name="__RefHeading___Toc911_215068410"/><text:bookmark-end text:name="_Toc183936130"/></text:h>
                </text:list-item>
              </text:list>
            </text:list-item>
          </text:list>
        </text:list-item>
      </text:list>
      <text:p text:style-name="P11">&lt;Description of second data detail&gt;</text:p>
      <text:p text:style-name="P24"/>
      <text:list xml:id="list171837959979775" text:continue-numbering="true" text:style-name="WWNum1">
        <text:list-item>
          <text:h text:style-name="P45" text:outline-level="1"><text:bookmark-start text:name="__RefHeading___Toc913_215068410"/><text:bookmark-start text:name="_Toc183936131"/>ANALYSIS STEPS<text:bookmark-end text:name="__RefHeading___Toc913_215068410"/><text:bookmark-end text:name="_Toc183936131"/></text:h>
          <text:list>
            <text:list-item>
              <text:h text:style-name="P49" text:outline-level="2"><text:bookmark-start text:name="__RefHeading___Toc915_215068410"/><text:bookmark-start text:name="_Toc183936132"/>Procedures<text:bookmark-end text:name="__RefHeading___Toc915_215068410"/><text:bookmark-end text:name="_Toc183936132"/></text:h>
              <text:list>
                <text:list-item>
                  <text:h text:style-name="P51" text:outline-level="3"><text:bookmark-start text:name="__RefHeading___Toc917_215068410"/><text:bookmark-start text:name="_Toc183936133"/>&lt;First procedure followed&gt;<text:bookmark-end text:name="__RefHeading___Toc917_215068410"/><text:bookmark-end text:name="_Toc183936133"/></text:h>
                </text:list-item>
              </text:list>
            </text:list-item>
          </text:list>
        </text:list-item>
      </text:list>
      <text:p text:style-name="P11">&lt;Detail description of first procedure&gt;</text:p>
      <text:p text:style-name="P40"/>
      <text:list xml:id="list171837858901133" text:continue-numbering="true" text:style-name="WWNum1">
        <text:list-item>
          <text:list>
            <text:list-item>
              <text:list>
                <text:list-item>
                  <text:h text:style-name="P52" text:outline-level="3"><text:bookmark-start text:name="__RefHeading___Toc919_215068410"/><text:bookmark-start text:name="_Toc183936134"/>&lt;Second procedure followed&gt;<text:bookmark-end text:name="__RefHeading___Toc919_215068410"/><text:bookmark-end text:name="_Toc183936134"/></text:h>
                </text:list-item>
              </text:list>
            </text:list-item>
          </text:list>
        </text:list-item>
      </text:list>
      <text:p text:style-name="P11">&lt;Detail description of second procedure&gt;</text:p>
      <text:p text:style-name="P40"/>
      <text:p text:style-name="P24"/>
      <text:list xml:id="list171839227371609" text:continue-numbering="true" text:style-name="WWNum1">
        <text:list-item>
          <text:h text:style-name="P45" text:outline-level="1"><text:bookmark-start text:name="__RefHeading___Toc921_215068410"/><text:bookmark-start text:name="_Toc183936135"/><text:soft-page-break/>RESULTS<text:bookmark-end text:name="__RefHeading___Toc921_215068410"/><text:bookmark-end text:name="_Toc183936135"/></text:h>
          <text:list>
            <text:list-item>
              <text:h text:style-name="P49" text:outline-level="2"><text:bookmark-start text:name="__RefHeading___Toc923_215068410"/><text:bookmark-start text:name="_Toc183936136"/>Pertinent Document Summaries<text:bookmark-end text:name="__RefHeading___Toc923_215068410"/><text:bookmark-end text:name="_Toc183936136"/></text:h>
              <text:list>
                <text:list-item>
                  <text:h text:style-name="P51" text:outline-level="3"><text:bookmark-start text:name="__RefHeading___Toc925_215068410"/><text:bookmark-start text:name="_Toc183936137"/>Document 1 Summary – &lt;document name&gt;<text:bookmark-end text:name="__RefHeading___Toc925_215068410"/><text:bookmark-end text:name="_Toc183936137"/></text:h>
                </text:list-item>
              </text:list>
            </text:list-item>
          </text:list>
        </text:list-item>
      </text:list>
      <text:p text:style-name="P18">&lt;Description of document and events or evidence, e.g., /var/log/secure&gt;</text:p>
      <text:p text:style-name="P18">&lt;Attachments here&gt;</text:p>
      <text:p text:style-name="P19"/>
      <text:list xml:id="list171838454337148" text:continue-numbering="true" text:style-name="WWNum1">
        <text:list-item>
          <text:list>
            <text:list-item>
              <text:list>
                <text:list-item>
                  <text:h text:style-name="P51" text:outline-level="3"><text:bookmark-start text:name="__RefHeading___Toc927_215068410"/><text:bookmark-start text:name="_Toc183936138"/>Document 2 Summary -&lt;document name&gt;<text:bookmark-end text:name="__RefHeading___Toc927_215068410"/><text:bookmark-end text:name="_Toc183936138"/></text:h>
                </text:list-item>
              </text:list>
            </text:list-item>
          </text:list>
        </text:list-item>
      </text:list>
      <text:p text:style-name="P11"><text:span text:style-name="T7">&lt;Description of document and events or evidenc</text:span><text:span text:style-name="T8">e&gt;</text:span></text:p>
      <text:p text:style-name="P20">&lt;Attachments here&gt;</text:p>
      <text:p text:style-name="P41"/>
      <text:list xml:id="list171837693614153" text:continue-numbering="true" text:style-name="WWNum1">
        <text:list-item>
          <text:list>
            <text:list-item>
              <text:h text:style-name="P47" text:outline-level="2"><text:bookmark-start text:name="__RefHeading___Toc929_215068410"/><text:bookmark-start text:name="_Toc183936139"/>Pertinent Images Summary<text:bookmark-end text:name="__RefHeading___Toc929_215068410"/><text:bookmark-end text:name="_Toc183936139"/></text:h>
              <text:list>
                <text:list-item>
                  <text:h text:style-name="P51" text:outline-level="3"><text:bookmark-start text:name="__RefHeading___Toc931_215068410"/><text:bookmark-start text:name="_Toc183936140"/>Image 1 Summary – &lt;name or category of images&gt;<text:bookmark-end text:name="__RefHeading___Toc931_215068410"/><text:bookmark-end text:name="_Toc183936140"/></text:h>
                </text:list-item>
              </text:list>
            </text:list-item>
          </text:list>
        </text:list-item>
      </text:list>
      <text:p text:style-name="P18">&lt;Description of image(s)&gt;</text:p>
      <text:p text:style-name="P20">&lt;Attachments here&gt;</text:p>
      <text:p text:style-name="P11"/>
      <text:list xml:id="list171837699076673" text:continue-numbering="true" text:style-name="WWNum1">
        <text:list-item>
          <text:list>
            <text:list-item>
              <text:list>
                <text:list-item>
                  <text:h text:style-name="P51" text:outline-level="3"><text:bookmark-start text:name="__RefHeading___Toc933_215068410"/><text:bookmark-start text:name="_Toc183936141"/>Image 2 Summary – &lt;name or category of images&gt;<text:bookmark-end text:name="__RefHeading___Toc933_215068410"/><text:bookmark-end text:name="_Toc183936141"/></text:h>
                </text:list-item>
              </text:list>
            </text:list-item>
          </text:list>
        </text:list-item>
      </text:list>
      <text:p text:style-name="P18">&lt;Description of image(s)&gt;</text:p>
      <text:p text:style-name="P20">&lt;Attachments here&gt;</text:p>
      <text:p text:style-name="P11"/>
      <text:p text:style-name="P24"/>
      <text:list xml:id="list171838133955207" text:continue-numbering="true" text:style-name="WWNum1">
        <text:list-item>
          <text:h text:style-name="P44" text:outline-level="1"><text:bookmark-start text:name="__RefHeading___Toc935_215068410"/><text:bookmark-start text:name="_Toc183936142"/>CONCLUSIONS<text:bookmark-end text:name="__RefHeading___Toc935_215068410"/><text:bookmark-end text:name="_Toc183936142"/></text:h>
          <text:list>
            <text:list-item>
              <text:h text:style-name="P49" text:outline-level="2"><text:bookmark-start text:name="__RefHeading___Toc937_215068410"/><text:bookmark-start text:name="_Toc183936143"/>Summary<text:bookmark-end text:name="__RefHeading___Toc937_215068410"/><text:bookmark-end text:name="_Toc183936143"/></text:h>
            </text:list-item>
          </text:list>
        </text:list-item>
      </text:list>
      <text:p text:style-name="P24">&lt;General summary of the incident&gt; </text:p>
      <text:p text:style-name="P24"/>
      <text:list xml:id="list171838028771007" text:continue-numbering="true" text:style-name="WWNum1">
        <text:list-item>
          <text:list>
            <text:list-item>
              <text:h text:style-name="P47" text:outline-level="2"><text:bookmark-start text:name="__RefHeading___Toc939_215068410"/><text:bookmark-start text:name="_Toc183936144"/>Activity Summary and Timeline<text:bookmark-end text:name="__RefHeading___Toc939_215068410"/><text:bookmark-end text:name="_Toc183936144"/></text:h>
            </text:list-item>
          </text:list>
        </text:list-item>
      </text:list>
      <text:p text:style-name="P24">&lt;Activity summary of the incident with timelines&gt;</text:p>
      <text:p text:style-name="P25"/>
      <text:p text:style-name="P27"/>
      <text:p text:style-name="P25"><text:bookmark-start text:name="__RefHeading___Toc961_215068410"/><text:bookmark-start text:name="_Toc183936145"/>Appendix A – Software Licenses<text:bookmark-end text:name="__RefHeading___Toc961_215068410"/><text:bookmark-end text:name="_Toc183936145"/></text:p>
      <text:p text:style-name="P23"/>
      <text:p text:style-name="P23"/>
      <text:p text:style-name="P25"><text:bookmark-start text:name="__RefHeading___Toc959_215068410"/><text:bookmark-start text:name="_Toc183936146"/>Appendix B – Seizure Details<text:bookmark-end text:name="__RefHeading___Toc959_215068410"/><text:bookmark-end text:name="_Toc183936146"/></text:p>
      <text:p text:style-name="P12"/>
      <text:p text:style-name="P12"/>
      <text:p text:style-name="P25"><text:bookmark-start text:name="__RefHeading___Toc957_215068410"/><text:bookmark-start text:name="_Toc183936147"/>Appendix C – Chain of Custody Forms<text:bookmark-end text:name="__RefHeading___Toc957_215068410"/><text:bookmark-end text:name="_Toc183936147"/></text:p>
      <text:p text:style-name="P12"/>
      <text:p text:style-name="P12"/>
      <text:p text:style-name="P25"><text:bookmark-start text:name="__RefHeading___Toc955_215068410"/><text:bookmark-start text:name="_Toc183936148"/>Appendix D – System Details<text:bookmark-end text:name="__RefHeading___Toc955_215068410"/><text:bookmark-end text:name="_Toc183936148"/></text:p>
      <text:p text:style-name="P12"/>
      <text:p text:style-name="P12"/>
      <text:p text:style-name="P22"><text:bookmark-start text:name="__RefHeading___Toc953_215068410"/>Appendix E – Initial Data Details<text:bookmark-end text:name="__RefHeading___Toc953_215068410"/></text:p>
      <text:p text:style-name="P21"/>
      <text:p text:style-name="P21"/>
      <text:p text:style-name="P22"><text:bookmark-start text:name="__RefHeading___Toc951_215068410"/>Appendix F – Analysis Logs<text:bookmark-end text:name="__RefHeading___Toc951_215068410"/></text:p>
      <text:p text:style-name="P21"/>
      <text:p text:style-name="P21"/>
      <text:p text:style-name="P22"><text:bookmark-start text:name="__RefHeading___Toc949_215068410"/>Appendix G – Supporting Evidence Index<text:bookmark-end text:name="__RefHeading___Toc949_215068410"/></text:p>
      <text:p text:style-name="P21"/>
      <text:p text:style-name="P21"/>
      <text:p text:style-name="P22"><text:bookmark-start text:name="__RefHeading___Toc947_215068410"/>Appendix H – Supporting Evidence Descriptions<text:bookmark-end text:name="__RefHeading___Toc947_215068410"/></text:p>
      <text:p text:style-name="P21"/>
      <text:p text:style-name="P21"/>
      <text:p text:style-name="P22"><text:bookmark-start text:name="__RefHeading___Toc945_215068410"/>Appendix I – Investigator Back Ground (CV)<text:bookmark-end text:name="__RefHeading___Toc945_215068410"/></text:p>
      <text:p text:style-name="P21"/>
      <text:p text:style-name="P21"/>
      <text:p text:style-name="P22"><text:bookmark-start text:name="__RefHeading___Toc943_215068410"/>Appendix J – Citations<text:bookmark-end text:name="__RefHeading___Toc943_215068410"/></text:p>
      <text:p text:style-name="P21"/>
      <text:p text:style-name="P21"/>
      <text:p text:style-name="P22"><text:bookmark-start text:name="__RefHeading___Toc941_215068410"/>Appendix K – Detailed Definitions<text:bookmark-end text:name="__RefHeading___Toc941_215068410"/></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erif" svg:font-family="FreeSerif" style:font-family-generic="roman"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kia Sans" svg:font-family="'Nokia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Arial" fo:font-family="Arial" style:font-family-generic="roman" style:font-pitch="variable" fo:font-size="11pt" fo:language="en" fo:country="U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8pt" fo:language="en" fo:country="GB" style:font-size-asian="8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_2c_min1_2c_Section_20_Heading" style:display-name="heading 1,min1,Section Heading" style:family="paragraph" style:parent-style-name="Standard" style:default-outline-level="1" style:list-style-name="">
      <style:paragraph-properties fo:margin-top="0in" fo:margin-bottom="0.1528in" style:contextual-spacing="false" fo:padding-left="0in" fo:padding-right="0in" fo:padding-top="0in" fo:padding-bottom="0.0138in" fo:border-left="none" fo:border-right="none" fo:border-top="none" fo:border-bottom="0.99pt solid #000000" fo:keep-with-next="always"/>
      <style:text-properties fo:text-transform="uppercase" fo:font-weight="bold" style:font-weight-asian="bold"/>
    </style:style>
    <style:style style:name="heading_20_2_2c_Reset_20_numbering" style:display-name="heading 2,Reset numbering" style:family="paragraph" style:parent-style-name="Standard" style:default-outline-level="2" style:list-style-name="">
      <style:paragraph-properties fo:margin-top="0in" fo:margin-bottom="0.1528in" style:contextual-spacing="false" fo:keep-with-next="always"/>
      <style:text-properties fo:font-weight="bold" style:font-weight-asian="bold"/>
    </style:style>
    <style:style style:name="heading_20_3_2c_min3_2c_H3_2c_Level_20_1_20_-_20_1" style:display-name="heading 3,min3,H3,Level 1 - 1" style:family="paragraph" style:parent-style-name="Standard" style:default-outline-level="3" style:list-style-name="">
      <style:paragraph-properties fo:margin-top="0in" fo:margin-bottom="0.1528in" style:contextual-spacing="false" fo:keep-with-next="always"/>
    </style:style>
    <style:style style:name="heading_20_4_2c_Level_20_2_20_-_20_a_2c_h4" style:display-name="heading 4,Level 2 - a,h4" style:family="paragraph" style:parent-style-name="heading_20_3_2c_min3_2c_H3_2c_Level_20_1_20_-_20_1" style:default-outline-level="4" style:list-style-name="">
      <style:paragraph-properties fo:margin-top="0in" fo:margin-bottom="0.1528in" style:contextual-spacing="false" fo:keep-with-next="always"/>
    </style:style>
    <style:style style:name="heading_20_5_2c_Level_20_3_20_-_20_i" style:display-name="heading 5,Level 3 - i" style:family="paragraph" style:parent-style-name="heading_20_3_2c_min3_2c_H3_2c_Level_20_1_20_-_20_1" style:default-outline-level="5" style:list-style-name="">
      <style:paragraph-properties fo:margin-top="0in" fo:margin-bottom="0.1528in" style:contextual-spacing="false" fo:keep-with-next="always"/>
    </style:style>
    <style:style style:name="heading_20_6_2c_Legal_20_Level_20_1." style:display-name="heading 6,Legal Level 1." style:family="paragraph" style:parent-style-name="heading_20_3_2c_min3_2c_H3_2c_Level_20_1_20_-_20_1" style:default-outline-level="6" style:list-style-name="">
      <style:paragraph-properties fo:margin-top="0in" fo:margin-bottom="0.1528in" style:contextual-spacing="false" fo:keep-with-next="always"/>
    </style:style>
    <style:style style:name="heading_20_7_2c_Legal_20_Level_20_1.1." style:display-name="heading 7,Legal Level 1.1." style:family="paragraph" style:parent-style-name="heading_20_3_2c_min3_2c_H3_2c_Level_20_1_20_-_20_1" style:default-outline-level="7" style:list-style-name="">
      <style:paragraph-properties fo:margin-top="0in" fo:margin-bottom="0.1528in" style:contextual-spacing="false" fo:keep-with-next="always"/>
    </style:style>
    <style:style style:name="heading_20_8_2c_Legal_20_Level_20_1.1.1." style:display-name="heading 8,Legal Level 1.1.1." style:family="paragraph" style:parent-style-name="heading_20_3_2c_min3_2c_H3_2c_Level_20_1_20_-_20_1" style:default-outline-level="8" style:list-style-name="">
      <style:paragraph-properties fo:margin-top="0in" fo:margin-bottom="0.1528in" style:contextual-spacing="false" fo:keep-with-next="always"/>
    </style:style>
    <style:style style:name="heading_20_9_2c_Legal_20_Level_20_1.1.1.1." style:display-name="heading 9,Legal Level 1.1.1.1." style:family="paragraph" style:parent-style-name="heading_20_3_2c_min3_2c_H3_2c_Level_20_1_20_-_20_1" style:default-outline-level="9" style:list-style-name="">
      <style:paragraph-properties fo:margin-top="0in" fo:margin-bottom="0.1528in" style:contextual-spacing="false" fo:keep-with-next="always"/>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Times New Roman" fo:font-family="'Times New Roman'" style:font-family-generic="roman" style:font-pitch="variable" fo:font-size="11pt" fo:language="en" fo:country="U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_30_0_20_BodyText" style:display-name="00 BodyText" style:family="paragraph" style:parent-style-name="Standard" style:default-outline-level="">
      <style:paragraph-properties fo:margin-top="0in" fo:margin-bottom="0.1528in" style:contextual-spacing="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text-properties fo:font-size="7pt" style:font-size-asian="7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default-outline-level="">
      <style:paragraph-properties fo:margin-left="1.8035in" fo:margin-right="0in" fo:margin-top="0in" fo:margin-bottom="0.1528in" style:contextual-spacing="false" fo:text-indent="-1.8035in" style:auto-text-indent="false"/>
    </style:style>
    <style:style style:name="_30_1_20_BodyText" style:display-name="01 BodyText" style:family="paragraph" style:parent-style-name="Standard" style:default-outline-level="">
      <style:paragraph-properties fo:margin-left="0.9016in" fo:margin-right="0in" fo:margin-top="0in" fo:margin-bottom="0.1528in" style:contextual-spacing="false" fo:text-indent="-0.9016in" style:auto-text-indent="false"/>
    </style:style>
    <style:style style:name="_31_1_20_BodyText" style:display-name="11 BodyText" style:family="paragraph" style:parent-style-name="Standard" style:default-outline-level="">
      <style:paragraph-properties fo:margin-left="0.9016in" fo:margin-right="0in" fo:margin-top="0in" fo:margin-bottom="0.1528in" style:contextual-spacing="false" fo:text-indent="0in" style:auto-text-indent="false"/>
    </style:style>
    <style:style style:name="Bulleted_20_o_20_2" style:display-name="Bulleted o 2" style:family="paragraph" style:default-outline-level="">
      <style:paragraph-properties fo:margin-left="2.0516in" fo:margin-right="0in" fo:margin-top="0in" fo:margin-bottom="0.1528in" style:contextual-spacing="false" fo:text-indent="-0.248in" style:auto-text-indent="false"/>
    </style:style>
    <style:style style:name="_32_2_20_BodyText" style:display-name="22 BodyText" style:family="paragraph" style:parent-style-name="Standard" style:default-outline-level="">
      <style:paragraph-properties fo:margin-left="1.8035in" fo:margin-right="0in" fo:margin-top="0in" fo:margin-bottom="0.1528in" style:contextual-spacing="false" fo:text-indent="0in" style:auto-text-indent="false"/>
    </style:style>
    <style:style style:name="_31_2_20_BodyText" style:display-name="12 BodyText" style:family="paragraph" style:parent-style-name="Standard" style:default-outline-level="">
      <style:paragraph-properties fo:margin-left="1.8028in" fo:margin-right="0in" fo:margin-top="0in" fo:margin-bottom="0.1528in" style:contextual-spacing="false" fo:text-indent="-0.9016in" style:auto-text-indent="false"/>
    </style:style>
    <style:style style:name="_32_3_20_BodyText" style:display-name="23 BodyText" style:family="paragraph" style:parent-style-name="Standard" style:default-outline-level="">
      <style:paragraph-properties fo:margin-left="2.7047in" fo:margin-right="0in" fo:margin-top="0in" fo:margin-bottom="0.1528in" style:contextual-spacing="false" fo:text-indent="-0.9016in" style:auto-text-indent="false"/>
    </style:style>
    <style:style style:name="_33_3_20_BodyText" style:display-name="33 BodyText" style:family="paragraph" style:parent-style-name="Standard" style:default-outline-level="">
      <style:paragraph-properties fo:margin-left="2.7047in" fo:margin-right="0in" fo:margin-top="0in" fo:margin-bottom="0.1528in" style:contextual-spacing="false" fo:text-indent="0in" style:auto-text-indent="false"/>
    </style:style>
    <style:style style:name="Contents_20_1" style:display-name="Contents 1" style:family="paragraph" style:parent-style-name="Standard" style:default-outline-level=""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default-outline-level="">
      <style:paragraph-properties fo:margin-left="1.1492in" fo:margin-right="0in" fo:margin-top="0in" fo:margin-bottom="0.1528in" style:contextual-spacing="false" fo:text-indent="-0.248in" style:auto-text-indent="false"/>
    </style:style>
    <style:style style:name="Bulleted_20_-_20_1" style:display-name="Bulleted - 1" style:family="paragraph" style:parent-style-name="Bulleted_20_o_20_1" style:default-outline-level="">
      <style:paragraph-properties fo:margin-left="1.1492in" fo:margin-right="0in" fo:margin-top="0in" fo:margin-bottom="0.1528in" style:contextual-spacing="false" fo:text-indent="-0.248in" style:auto-text-indent="false"/>
    </style:style>
    <style:style style:name="Numbered_20_List_20_0" style:display-name="Numbered List 0" style:family="paragraph" style:parent-style-name="Standard" style:default-outline-level="">
      <style:paragraph-properties fo:margin-left="0.9016in" fo:margin-right="0in" fo:margin-top="0in" fo:margin-bottom="0.1528in" style:contextual-spacing="false" fo:text-indent="-0.9016in" style:auto-text-indent="false"/>
    </style:style>
    <style:style style:name="Numbered_20_List_20_1" style:display-name="Numbered List 1" style:family="paragraph" style:parent-style-name="Standard" style:default-outline-level="">
      <style:paragraph-properties fo:margin-left="0.7in" fo:margin-right="0in" fo:margin-top="0in" fo:margin-bottom="0.1528in" style:contextual-spacing="false" fo:text-indent="-0.1in" style:auto-text-indent="false"/>
    </style:style>
    <style:style style:name="Numbered_20_List_20_2" style:display-name="Numbered List 2" style:family="paragraph" style:parent-style-name="Numbered_20_List_20_1" style:default-outline-level="">
      <style:paragraph-properties fo:margin-left="2.0516in" fo:margin-right="0in" fo:margin-top="0in" fo:margin-bottom="0.1528in" style:contextual-spacing="false" fo:text-indent="-0.1in" style:auto-text-indent="false"/>
    </style:style>
    <style:style style:name="Preformatted" style:family="paragraph" style:parent-style-name="Standard" style:default-outline-level="">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Bulleted_20_-_20_2" style:display-name="Bulleted - 2" style:family="paragraph" style:parent-style-name="Bulleted_20_o_20_2" style:default-outline-level="">
      <style:paragraph-properties fo:margin-left="2.0516in" fo:margin-right="0in" fo:margin-top="0in" fo:margin-bottom="0.1528in" style:contextual-spacing="false" fo:text-indent="-0.248in" style:auto-text-indent="false"/>
    </style:style>
    <style:style style:name="Contents_20_2" style:display-name="Contents 2" style:family="paragraph" style:parent-style-name="Standard" style:default-outline-level=""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default-outline-level="">
      <style:paragraph-properties fo:margin-top="0in" fo:margin-bottom="0.1528in" style:contextual-spacing="false"/>
      <style:text-properties fo:font-weight="bold" style:font-weight-asian="bold"/>
    </style:style>
    <style:style style:name="Document_20_Title" style:display-name="Document Title" style:family="paragraph" style:parent-style-name="Standard" style:default-outline-level="">
      <style:paragraph-properties fo:margin-top="1.9445in" fo:margin-bottom="0in" style:contextual-spacing="false"/>
      <style:text-properties fo:font-size="18pt" fo:font-weight="bold" style:font-size-asian="18pt" style:font-weight-asian="bold"/>
    </style:style>
    <style:style style:name="Contents_20_4" style:display-name="Contents 4" style:family="paragraph" style:parent-style-name="Contents_20_3" style:default-outline-level=""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ootnote" style:family="paragraph" style:parent-style-name="Standard" style:default-outline-level="" style:class="extra">
      <style:text-properties fo:font-size="10pt" style:font-size-asian="10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loext:opacity="1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orphans="0" fo:widows="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s>
      </style:paragraph-properties>
      <style:text-properties fo:color="#000000" loext:opacity="100%" style:font-size-complex="9pt"/>
    </style:style>
    <style:style style:name="Text_20_body_20_indent" style:display-name="Text body indent" style:family="paragraph" style:parent-style-name="Standard" style:default-outline-level="" style:class="text">
      <style:paragraph-properties fo:margin-left="0.9016in" fo:margin-right="0in" fo:text-indent="0.0047in" style:auto-text-indent="false"/>
      <style:text-properties style:font-name="Nokia Sans" fo:font-family="'Nokia Sans'" style:font-family-generic="roman" style:font-pitch="variable" fo:language="en" fo:country="GB" style:font-name-complex="Arial1" style:font-family-complex="Arial" style:font-family-generic-complex="system" style:font-pitch-complex="variable"/>
    </style:style>
    <style:style style:name="Body_20_Text_20_3" style:display-name="Body Text 3" style:family="paragraph" style:parent-style-name="Standard" style:default-outline-level="">
      <style:text-properties fo:color="#ff0000" loext:opacity="100%" style:font-name="Nokia Sans" fo:font-family="'Nokia Sans'" style:font-family-generic="roman" style:font-pitch="variable" fo:language="en" fo:country="GB" style:font-name-complex="Arial1" style:font-family-complex="Arial" style:font-family-generic-complex="system" style:font-pitch-complex="variable"/>
    </style:style>
    <style:style style:name="caption" style:family="paragraph" style:parent-style-name="Standard" style:default-outline-level="">
      <style:paragraph-properties fo:margin-top="0.0835in" fo:margin-bottom="0.0835in" style:contextual-spacing="false"/>
      <style:text-properties fo:font-size="10pt" fo:font-weight="bold" style:font-size-asian="10pt" style:font-weight-asian="bold"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style>
    <style:style style:name="Appendix_20_Title" style:display-name="Appendix Title" style:family="paragraph" style:parent-style-name="Standard" style:default-outline-level="">
      <style:text-properties fo:font-weight="bold" style:font-weight-asian="bold"/>
    </style:style>
    <style:style style:name="Default_20_Paragraph_20_Font" style:display-name="Default Paragraph Font" style:family="text"/>
    <style:style style:name="Heading_20_1_20_Char_2c_min1_20_Char_2c_Section_20_Heading_20_Char" style:display-name="Heading 1 Char,min1 Char,Section Heading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_2c_Reset_20_numbering_20_Char" style:display-name="Heading 2 Char,Reset numbering Char" style:family="text" style:parent-style-name="Default_20_Paragraph_20_Font">
      <style:text-properties style:font-name="Calibri Light" fo:font-family="'Calibri Light'"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Heading_20_3_20_Char_2c_min3_20_Char_2c_H3_20_Char_2c_Level_20_1_20_-_20_1_20_Char" style:display-name="Heading 3 Char,min3 Char,H3 Char,Level 1 - 1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font-weight-complex="bold"/>
    </style:style>
    <style:style style:name="Heading_20_4_20_Char_2c_Level_20_2_20_-_20_a_20_Char_2c_h4_20_Char" style:display-name="Heading 4 Char,Level 2 - a Char,h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5_20_Char_2c_Level_20_3_20_-_20_i_20_Char" style:display-name="Heading 5 Char,Level 3 - i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Heading_20_6_20_Char_2c_Legal_20_Level_20_1._20_Char" style:display-name="Heading 6 Char,Legal Level 1. Char" style:family="text" style:parent-style-name="Default_20_Paragraph_20_Font">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7_20_Char_2c_Legal_20_Level_20_1.1._20_Char" style:display-name="Heading 7 Char,Legal Level 1.1.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Heading_20_8_20_Char_2c_Legal_20_Level_20_1.1.1._20_Char" style:display-name="Heading 8 Char,Legal Level 1.1.1.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Heading_20_9_20_Char_2c_Legal_20_Level_20_1.1.1.1._20_Char" style:display-name="Heading 9 Char,Legal Level 1.1.1.1. Char" style:family="text" style:parent-style-name="Default_20_Paragraph_20_Font">
      <style:text-properties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Footer_20_Char" style:display-name="Footer Char" style:family="text" style:parent-style-name="Default_20_Paragraph_20_Font">
      <style:text-properties fo:font-size="10pt" style:font-size-asian="10pt"/>
    </style:style>
    <style:style style:name="Header_20_Char" style:display-name="Header Char" style:family="text" style:parent-style-name="Default_20_Paragraph_20_Font">
      <style:text-properties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ody_20_Text_20_Char" style:display-name="Body Text Char" style:family="text" style:parent-style-name="Default_20_Paragraph_20_Font">
      <style:text-properties fo:font-size="10pt" style:font-size-asian="10pt"/>
    </style:style>
    <style:style style:name="HTML_20_Sample" style:display-name="HTML Sample" style:family="text" style:parent-style-name="Default_20_Paragraph_20_Font">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Body_20_Text_20_2_20_Char" style:display-name="Body Text 2 Char" style:family="text" style:parent-style-name="Default_20_Paragraph_20_Font">
      <style:text-properties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ody_20_Text_20_Indent_20_Char" style:display-name="Body Text Indent Char" style:family="text" style:parent-style-name="Default_20_Paragraph_20_Font">
      <style:text-properties fo:font-size="10pt" style:font-size-asian="10pt"/>
    </style:style>
    <style:style style:name="Body_20_Text_20_3_20_Char" style:display-name="Body Text 3 Char"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style:text-properties fo:font-family="Helvetica"/>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style:list-level-properties>
        <style:text-properties fo:font-family="Helvetica"/>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loext:num-list-format="%1%" text:bullet-char="?">
        <style:list-level-properties text:list-level-position-and-space-mode="label-alignment">
          <style:list-level-label-alignment text:label-followed-by="listtab"/>
        </style:list-level-properties>
        <style:text-properties fo:font-family="Helvetica"/>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loext:num-list-format="%1%" text:bullet-char="?">
        <style:list-level-properties text:list-level-position-and-space-mode="label-alignment">
          <style:list-level-label-alignment text:label-followed-by="listtab"/>
        </style:list-level-properties>
        <style:text-properties fo:font-family="Helvetica"/>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text:style-name="ListLabel_20_10"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9"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0"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9"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33" loext:num-list-format="%1%.%2%.%3%.%4%.%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34" loext:num-list-format="%1%.%2%.%3%.%4%.%5%.%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35" loext:num-list-format="%1%.%2%.%3%.%4%.%5%.%6%.%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36" loext:num-list-format="%1%.%2%.%3%.%4%.%5%.%6%.%7%.%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37" loext:num-list-format="%1%.%2%.%3%.%4%.%5%.%6%.%7%.%8%.%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8"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7" loext:num-list-format="%1%" style:num-format="1">
        <style:list-level-properties text:list-level-position-and-space-mode="label-alignment">
          <style:list-level-label-alignment text:label-followed-by="listtab" fo:text-indent="-0.248in" fo:margin-left="1.14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8" loext:num-list-format="%1%" style:num-format="1">
        <style:list-level-properties text:list-level-position-and-space-mode="label-alignment">
          <style:list-level-label-alignment text:label-followed-by="listtab" fo:text-indent="-0.248in" fo:margin-left="1.14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9" loext:num-list-format="%1%" style:num-format="1">
        <style:list-level-properties text:list-level-position-and-space-mode="label-alignment">
          <style:list-level-label-alignment text:label-followed-by="listtab" fo:text-indent="-0.248in" fo:margin-left="1.14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0" loext:num-list-format="%1%" style:num-format="1">
        <style:list-level-properties text:list-level-position-and-space-mode="label-alignment">
          <style:list-level-label-alignment text:label-followed-by="listtab" fo:text-indent="-0.248in" fo:margin-left="0.8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51" loext:num-list-format="%1%" style:num-format="1">
        <style:list-level-properties text:list-level-position-and-space-mode="label-alignment">
          <style:list-level-label-alignment text:label-followed-by="listtab" fo:text-indent="-0.248in" fo:margin-left="0.8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52" loext:num-list-format="%1%" style:num-format="1">
        <style:list-level-properties text:list-level-position-and-space-mode="label-alignment">
          <style:list-level-label-alignment text:label-followed-by="listtab" fo:text-indent="-0.248in" fo:margin-left="1.14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53" loext:num-list-format="%1%" style:num-format="1">
        <style:list-level-properties text:list-level-position-and-space-mode="label-alignment">
          <style:list-level-label-alignment text:label-followed-by="listtab" fo:text-indent="-0.248in" fo:margin-left="0.8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4" loext:num-list-format="%1%" style:num-format="1">
        <style:list-level-properties text:list-level-position-and-space-mode="label-alignment">
          <style:list-level-label-alignment text:label-followed-by="listtab" fo:text-indent="-0.248in" fo:margin-left="0.8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5" loext:num-list-format="%1%" style:num-format="1">
        <style:list-level-properties text:list-level-position-and-space-mode="label-alignment">
          <style:list-level-label-alignment text:label-followed-by="listtab" fo:text-indent="-0.248in" fo:margin-left="0.8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56" loext:num-list-format="%1%" style:num-format="1">
        <style:list-level-properties text:list-level-position-and-space-mode="label-alignment">
          <style:list-level-label-alignment text:label-followed-by="listtab" fo:text-indent="-0.248in" fo:margin-left="0.8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start" style:justify-single-word="false" fo:orphans="2" fo:widows="2" fo:text-indent="0in" style:auto-text-indent="false" style:vertical-align="auto" style:writing-mode="lr-tb"/>
      <style:text-properties style:font-name="Arial" fo:font-size="11pt" fo:language="en" fo:country="US" style:font-size-asian="11pt" style:language-asian="en" style:country-asian="US" style:font-name-complex="Arial1" style:font-size-complex="10pt" style:language-complex="ar" style:country-complex="SA"/>
    </style:style>
    <style:style style:name="MP2" style:family="paragraph" style:parent-style-name="Standard">
      <style:paragraph-properties fo:margin-left="0in" fo:margin-right="0in" fo:text-align="end" style:justify-single-word="false" fo:orphans="2" fo:widows="2" fo:text-indent="0in" style:auto-text-indent="false" style:vertical-align="auto" style:writing-mode="lr-tb"/>
    </style:style>
    <style:style style:name="MP3" style:family="paragraph" style:parent-style-name="Footer">
      <style:paragraph-properties fo:margin-left="0in" fo:margin-right="0in" fo:text-align="center" style:justify-single-word="false" fo:orphans="2" fo:widows="2" fo:text-indent="0in" style:auto-text-indent="false" style:vertical-align="auto" style:writing-mode="lr-tb"/>
      <style:text-properties fo:color="#ff0000" loext:opacity="100%" style:font-name="Arial"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MT1" style:family="text">
      <style:text-properties style:font-name="Arial" fo:font-size="11pt" fo:language="en" fo:country="US" style:font-size-asian="11pt" style:language-asian="en" style:country-asian="US" style:font-name-complex="Arial1" style:font-size-complex="10pt" style:language-complex="ar" style:country-complex="SA"/>
    </style:style>
    <style:style style:name="MT2" style:family="text">
      <style:text-properties style:font-name="Arial" fo:font-size="11pt" fo:language="en" fo:country="US" style:font-size-asian="11pt" style:language-asian="en" style:country-asian="US" style:font-name-complex="Times New Roman1"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02in" fo:margin-bottom="0.3902in" fo:margin-left="0.7in" fo:margin-right="0.7in" style:writing-mode="lr-tb" style:layout-grid-color="#c0c0c0" style:layout-grid-lines="2336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098in" fo:margin-left="0in" fo:margin-right="0in" fo:margin-bottom="0.6701in" style:dynamic-spacing="true"/>
      </style:header-style>
      <style:footer-style>
        <style:header-footer-properties fo:min-height="0.3098in" fo:margin-left="0in" fo:margin-right="0in" fo:margin-top="0.270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draw:style-name="Mdp1">
      <style:header>
        <text:p text:style-name="MP1"><draw:frame draw:style-name="Mfr1" draw:name="Image1" text:anchor-type="char" svg:x="-0.4189in" svg:y="-0.1772in" svg:width="0.6744in" svg:height="0.7701in" draw:z-index="7"><draw:image xlink:href="Pictures/1000000100000173000001A842F7F008EB043E40.png" xlink:type="simple" xlink:show="embed" xlink:actuate="onLoad" draw:mime-type="image/png"/></draw:frame></text:p>
        <text:p text:style-name="MP2"><text:span text:style-name="MT1"><text:tab/><text:tab/><text:tab/></text:span><text:span text:style-name="MT1"><text:user-defined style:data-style-name="N0" text:name="Case">&lt;Case&gt;</text:user-defined></text:span><text:span text:style-name="MT1"><text:tab/></text:span><text:span text:style-name="MT1"><text:creation-date style:data-style-name="N44">Friday, September 17, 2021</text:creation-date></text:span><text:span text:style-name="MT1"><text:tab/></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8</text:page-count></text:span></text:span></text:p>
      </style:header>
      <style:footer>
        <text:p text:style-name="MP3"><text:user-defined style:data-style-name="N0" text:name="Agency Classification">&lt;Agency Classification&gt;</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editing-cycles>2</meta:editing-cycles>
    <meta:editing-duration>PT1M56S</meta:editing-duration>
    <meta:creation-date>2021-09-17T00:02:13.068670047</meta:creation-date>
    <dc:description>Forensic Investigation Report Template for CSI Linux</dc:description>
    <dc:subject>Forensic Investigation Report Template for CSI Linux</dc:subject>
    <dc:title>Forensic Investigation Report</dc:title>
    <dc:date>2021-09-17T00:02:16.570941006</dc:date>
    <meta:document-statistic meta:table-count="0" meta:image-count="1" meta:object-count="0" meta:page-count="8" meta:paragraph-count="165" meta:word-count="813" meta:character-count="5166" meta:non-whitespace-character-count="4523"/>
    <meta:user-defined meta:name="Agency Classification">&lt;Agency Classification&gt;</meta:user-defined>
    <meta:user-defined meta:name="Agency Name">&lt;Agency Name&gt;</meta:user-defined>
    <meta:user-defined meta:name="Case">&lt;Case&gt;</meta:user-defined>
    <meta:user-defined meta:name="Case Type">&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Investigator" meta:value-type="string">&lt;Investigator&gt;</meta:user-defined>
    <meta:user-defined meta:name="Suspect Name" meta:value-type="string">&lt;Suspect&gt;</meta:user-defined>
  </office:meta>
</office:document-meta>
</file>